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079695" officeooo:paragraph-rsid="00079695"/>
    </style:style>
    <style:style style:name="P2" style:family="paragraph" style:parent-style-name="Text_20_body">
      <style:text-properties officeooo:rsid="0009b256" officeooo:paragraph-rsid="0009b256"/>
    </style:style>
    <style:style style:name="P3" style:family="paragraph" style:parent-style-name="Title">
      <style:text-properties officeooo:rsid="00079695" officeooo:paragraph-rsid="00079695"/>
    </style:style>
    <style:style style:name="P4" style:family="paragraph" style:parent-style-name="Text_20_body" style:list-style-name="L1">
      <style:text-properties officeooo:rsid="0010a36f" officeooo:paragraph-rsid="00125cc0"/>
    </style:style>
    <style:style style:name="P5" style:family="paragraph" style:parent-style-name="Text_20_body" style:list-style-name="L1">
      <style:text-properties officeooo:rsid="00157d3e" officeooo:paragraph-rsid="00157d3e"/>
    </style:style>
    <style:style style:name="P6" style:family="paragraph" style:parent-style-name="Text_20_body" style:list-style-name="L1">
      <style:text-properties officeooo:rsid="0017ef8e" officeooo:paragraph-rsid="0017ef8e"/>
    </style:style>
    <style:style style:name="P7" style:family="paragraph" style:parent-style-name="Text_20_body" style:list-style-name="L1">
      <style:text-properties officeooo:rsid="0019171b" officeooo:paragraph-rsid="0019171b"/>
    </style:style>
    <style:style style:name="P8" style:family="paragraph" style:parent-style-name="Text_20_body" style:list-style-name="L1">
      <style:text-properties officeooo:rsid="00197682" officeooo:paragraph-rsid="00197682"/>
    </style:style>
    <style:style style:name="P9" style:family="paragraph" style:parent-style-name="Text_20_body" style:list-style-name="L1">
      <style:text-properties officeooo:rsid="001abcc5" officeooo:paragraph-rsid="001abcc5"/>
    </style:style>
    <style:style style:name="P10" style:family="paragraph" style:parent-style-name="Text_20_body" style:list-style-name="L1">
      <style:text-properties officeooo:rsid="001fc0be" officeooo:paragraph-rsid="001fc0be"/>
    </style:style>
    <style:style style:name="P11" style:family="paragraph" style:parent-style-name="Text_20_body">
      <style:text-properties officeooo:rsid="001fc0be" officeooo:paragraph-rsid="001fc0be"/>
    </style:style>
    <style:style style:name="P12" style:family="paragraph" style:parent-style-name="Text_20_body">
      <style:text-properties officeooo:rsid="0027563c" officeooo:paragraph-rsid="0027563c"/>
    </style:style>
    <style:style style:name="P13" style:family="paragraph" style:parent-style-name="Text_20_body">
      <style:text-properties officeooo:rsid="002e9e5f" officeooo:paragraph-rsid="002e9e5f"/>
    </style:style>
    <style:style style:name="P14" style:family="paragraph" style:parent-style-name="Text_20_body" style:list-style-name="L2">
      <style:text-properties officeooo:rsid="002fcdb0" officeooo:paragraph-rsid="002fcdb0"/>
    </style:style>
    <style:style style:name="P15" style:family="paragraph" style:parent-style-name="Text_20_body" style:list-style-name="L2">
      <style:text-properties officeooo:rsid="00312033" officeooo:paragraph-rsid="00312033"/>
    </style:style>
    <style:style style:name="P16" style:family="paragraph" style:parent-style-name="Text_20_body" style:list-style-name="L2">
      <style:text-properties officeooo:rsid="00312417" officeooo:paragraph-rsid="00312417"/>
    </style:style>
    <style:style style:name="P17" style:family="paragraph" style:parent-style-name="Text_20_body">
      <style:text-properties officeooo:rsid="00336941" officeooo:paragraph-rsid="00336941"/>
    </style:style>
    <style:style style:name="P18" style:family="paragraph" style:parent-style-name="Text_20_body">
      <style:text-properties officeooo:rsid="0045a745" officeooo:paragraph-rsid="0045a745"/>
    </style:style>
    <style:style style:name="P19" style:family="paragraph" style:parent-style-name="Text_20_body">
      <style:text-properties officeooo:rsid="00610298" officeooo:paragraph-rsid="00610298"/>
    </style:style>
    <style:style style:name="P20" style:family="paragraph" style:parent-style-name="Text_20_body">
      <style:text-properties officeooo:rsid="00639b23" officeooo:paragraph-rsid="00639b23"/>
    </style:style>
    <style:style style:name="P21" style:family="paragraph" style:parent-style-name="Text_20_body">
      <style:text-properties style:font-name="Liberation Serif" officeooo:rsid="00650f02" officeooo:paragraph-rsid="00650f02"/>
    </style:style>
    <style:style style:name="P22" style:family="paragraph" style:parent-style-name="Text_20_body">
      <style:text-properties style:font-name="Liberation Mono" officeooo:rsid="00639b23" officeooo:paragraph-rsid="00639b23"/>
    </style:style>
    <style:style style:name="P23" style:family="paragraph" style:parent-style-name="Text_20_body">
      <style:text-properties officeooo:rsid="0071c69a" officeooo:paragraph-rsid="0071c69a"/>
    </style:style>
    <style:style style:name="P24" style:family="paragraph" style:parent-style-name="Text_20_body">
      <style:text-properties officeooo:rsid="008a2131" officeooo:paragraph-rsid="008a2131"/>
    </style:style>
    <style:style style:name="P25" style:family="paragraph" style:parent-style-name="Text_20_body">
      <style:text-properties officeooo:rsid="00956cba" officeooo:paragraph-rsid="00956cba"/>
    </style:style>
    <style:style style:name="P26" style:family="paragraph" style:parent-style-name="Text_20_body">
      <style:text-properties officeooo:rsid="00992414" officeooo:paragraph-rsid="00312417"/>
    </style:style>
    <style:style style:name="P27" style:family="paragraph" style:parent-style-name="Text_20_body">
      <style:text-properties officeooo:rsid="00a2e09c" officeooo:paragraph-rsid="00a2e09c"/>
    </style:style>
    <style:style style:name="P28" style:family="paragraph" style:parent-style-name="Text_20_body">
      <style:text-properties officeooo:paragraph-rsid="00b52da7"/>
    </style:style>
    <style:style style:name="P29" style:family="paragraph" style:parent-style-name="Contents_20_Heading">
      <style:paragraph-properties fo:break-before="page"/>
    </style:style>
    <style:style style:name="P30" style:family="paragraph" style:parent-style-name="Heading_20_1">
      <style:text-properties officeooo:rsid="00107907" officeooo:paragraph-rsid="00107907"/>
    </style:style>
    <style:style style:name="P31" style:family="paragraph" style:parent-style-name="Heading_20_1">
      <style:text-properties officeooo:rsid="0032a662" officeooo:paragraph-rsid="0032a662"/>
    </style:style>
    <style:style style:name="P32" style:family="paragraph" style:parent-style-name="Heading_20_1">
      <style:text-properties officeooo:rsid="00952059" officeooo:paragraph-rsid="00952059"/>
    </style:style>
    <style:style style:name="P33" style:family="paragraph" style:parent-style-name="Heading_20_1">
      <style:text-properties officeooo:rsid="0096e587" officeooo:paragraph-rsid="0096e587"/>
    </style:style>
    <style:style style:name="P34" style:family="paragraph" style:parent-style-name="Heading_20_1">
      <style:paragraph-properties fo:break-before="page"/>
      <style:text-properties officeooo:rsid="00076074" officeooo:paragraph-rsid="00076074"/>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ba359"/>
    </style:style>
    <style:style style:name="T2" style:family="text">
      <style:text-properties officeooo:rsid="000c7a9a"/>
    </style:style>
    <style:style style:name="T3" style:family="text">
      <style:text-properties officeooo:rsid="00172938"/>
    </style:style>
    <style:style style:name="T4" style:family="text">
      <style:text-properties officeooo:rsid="001a3729"/>
    </style:style>
    <style:style style:name="T5" style:family="text">
      <style:text-properties officeooo:rsid="001b0942"/>
    </style:style>
    <style:style style:name="T6" style:family="text">
      <style:text-properties officeooo:rsid="0028cc26"/>
    </style:style>
    <style:style style:name="T7" style:family="text">
      <style:text-properties officeooo:rsid="002fab05"/>
    </style:style>
    <style:style style:name="T8" style:family="text">
      <style:text-properties officeooo:rsid="0035244f"/>
    </style:style>
    <style:style style:name="T9" style:family="text">
      <style:text-properties officeooo:rsid="00469fc0"/>
    </style:style>
    <style:style style:name="T10" style:family="text">
      <style:text-properties officeooo:rsid="0062ec8f"/>
    </style:style>
    <style:style style:name="T11" style:family="text">
      <style:text-properties style:font-name="Liberation Mono"/>
    </style:style>
    <style:style style:name="T12" style:family="text">
      <style:text-properties officeooo:rsid="006dd617"/>
    </style:style>
    <style:style style:name="T13" style:family="text">
      <style:text-properties officeooo:rsid="00737d8c"/>
    </style:style>
    <style:style style:name="T14" style:family="text">
      <style:text-properties officeooo:rsid="008dd84c"/>
    </style:style>
    <style:style style:name="T15" style:family="text">
      <style:text-properties officeooo:rsid="00984a87"/>
    </style:style>
    <style:style style:name="T16" style:family="text">
      <style:text-properties officeooo:rsid="009bf39d"/>
    </style:style>
    <style:style style:name="T17" style:family="text">
      <style:text-properties officeooo:rsid="00a38e17"/>
    </style:style>
    <style:style style:name="T18" style:family="text">
      <style:text-properties officeooo:rsid="00a5bd32"/>
    </style:style>
    <style:style style:name="T19" style:family="text">
      <style:text-properties officeooo:rsid="00a6137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arbete</text:p>
      <text:p text:style-name="P1">Christoffer Karlsson</text:p>
      <text:p text:style-name="P1"/>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Innehållsförteckning</text:p>
          </text:index-title>
          <text:p text:style-name="P35"><text:a xlink:type="simple" xlink:href="#__RefHeading__222_185457085" text:style-name="Index_20_Link" text:visited-style-name="Index_20_Link">1 Inledning<text:tab/>3</text:a></text:p>
          <text:p text:style-name="P35"><text:a xlink:type="simple" xlink:href="#__RefHeading__26_1945139658" text:style-name="Index_20_Link" text:visited-style-name="Index_20_Link">2 Material<text:tab/>3</text:a></text:p>
          <text:p text:style-name="P35"><text:a xlink:type="simple" xlink:href="#__RefHeading__3620_1193464500" text:style-name="Index_20_Link" text:visited-style-name="Index_20_Link">3 Genomförande<text:tab/>3</text:a></text:p>
          <text:p text:style-name="P35"><text:a xlink:type="simple" xlink:href="#__RefHeading__3622_1193464500" text:style-name="Index_20_Link" text:visited-style-name="Index_20_Link">4 Problem<text:tab/>4</text:a></text:p>
          <text:p text:style-name="P35"><text:a xlink:type="simple" xlink:href="#__RefHeading__4439_1193464500" text:style-name="Index_20_Link" text:visited-style-name="Index_20_Link">5 Framtida arbete<text:tab/>4</text:a></text:p>
        </text:index-body>
      </text:table-of-content>
      <text:p text:style-name="P1"/>
      <text:h text:style-name="P34" text:outline-level="1"><text:bookmark-start text:name="__RefHeading__222_185457085"/>Inledning<text:bookmark-end text:name="__RefHeading__222_185457085"/></text:h>
      <text:p text:style-name="P2"><text:span text:style-name="T2">En crock pot ska med hjälp av ett inbyggt system utrustas med temperaturreglering, med målet att temperaturen ska hållas så jämn som möjligt.</text:span> <text:span text:style-name="T1">Det ska även finnas möjlighet till remote access [svenska?] av anordningen med Bluetooth respektive WiFi. Om tid ges så ska även ett autentiseringssystem implementeras.</text:span></text:p>
      <text:h text:style-name="P30" text:outline-level="1"><text:bookmark-start text:name="__RefHeading__26_1945139658"/>Material<text:bookmark-end text:name="__RefHeading__26_1945139658"/></text:h>
      <text:p text:style-name="P12">Alla komponenter till första <text:span text:style-name="T6">lösningen inhandlade från Kjell &amp; CO.</text:span></text:p>
      <text:list xml:id="list6529450018733134871" text:style-name="L1">
        <text:list-item>
          <text:p text:style-name="P4">Arduino Uno Rev. 3.</text:p>
        </text:list-item>
        <text:list-item>
          <text:p text:style-name="P5">HC-06 Bluetooth-<text:span text:style-name="T3">modul.</text:span></text:p>
        </text:list-item>
        <text:list-item>
          <text:p text:style-name="P6">ESP-01 WiFi-modul.</text:p>
        </text:list-item>
        <text:list-item>
          <text:p text:style-name="P7">Luxorparts LCD-display 2x16 tecken.</text:p>
        </text:list-item>
        <text:list-item>
          <text:p text:style-name="P8">Keyes <text:span text:style-name="T4">rotationsenkoder KY-040.</text:span></text:p>
        </text:list-item>
        <text:list-item>
          <text:p text:style-name="P9"><text:span text:style-name="T5">Keyes relämodul </text:span>KY-019.</text:p>
        </text:list-item>
        <text:list-item>
          <text:p text:style-name="P10">Luxorparts temperatursensor (DS18B20)</text:p>
        </text:list-item>
      </text:list>
      <text:p text:style-name="P11">**<text:span text:style-name="T15">Motivering till inköp här**</text:span></text:p>
      <text:h text:style-name="P33" text:outline-level="1"><text:bookmark-start text:name="__RefHeading__3620_1193464500"/>Genomförande<text:bookmark-end text:name="__RefHeading__3620_1193464500"/></text:h>
      <text:p text:style-name="P13">Utvecklingsprocessen kan delas in i <text:span text:style-name="T7">flera, till större delen fristående, moment </text:span></text:p>
      <text:list xml:id="list7581653900281794418" text:style-name="L2">
        <text:list-item>
          <text:p text:style-name="P14">Mätning och reglering av temperaturen i processen.</text:p>
        </text:list-item>
        <text:list-item>
          <text:p text:style-name="P15">Lokal styrning av temperaturregleringen.</text:p>
        </text:list-item>
        <text:list-item>
          <text:p text:style-name="P16">Fjärrstyrning med Bluetooth.</text:p>
        </text:list-item>
        <text:list-item>
          <text:p text:style-name="P16">Fjärrstyrning med WiFi.</text:p>
        </text:list-item>
      </text:list>
      <text:p text:style-name="P26"/>
      <text:p text:style-name="P24">Första modellen för att styra temperaturregleringen är med en on/off-reglering. <text:span text:style-name="T14">Värmelementet styrs med ett elektromagnetiskt relä, och befinner sig i antingen påslaget eller avslaget läge. Målet är att styra temperaturen till ett givet börvärde, med ett litet intervall runt börvärdet som temperaturen ska hålla sig inom. Skulle temperaturen sjunka under intervallet så slås reläet på, och stiger temperaturen över intervallet så slås reläet av.</text:span></text:p>
      <text:p text:style-name="P23">Det lokala användargränssnittet <text:span text:style-name="T13">består av en LCD-display, en rotationsenkoder med en tryckknapp, en lysdiod respektive en tryckknapp som styr om regleringen ska vara på eller av. På displayen visas den senast uppmätta temperaturen och det aktuella värdet på timern. Användaren kan med </text:span><text:soft-page-break/><text:span text:style-name="T13">enkodern komma åt ett menysystem där det är möjligt att ställa in timern och önskad regleringstemperatur [??] . Användaren slår på och stänger av regleringen med tryckknappen, och den aktuella statusen visas på lysdioden.</text:span></text:p>
      <text:p text:style-name="P28"><text:span text:style-name="T18">Temperatursensorn kommunicerar med 1-wire, och har en precision på 11 bitar. För att kunna få korrekta data så behövs ett PullUp-motstånd på 4,7k</text:span>Ω <text:span text:style-name="T18">mellan </text:span>dataingången<text:span text:style-name="T18"> och 5V. Att erhålla temperaturdata med 11 bitars precision tar en ansenlig tid (750ms), vilket inte är acceptabelt om programmet blockar tills läsningen är klar. Problemet löstes genom att låta programmet skicka en förfrågan till sensorn om att läsa data, och sen fortsätta köra på som vanligt. När en sekund har gått läser programmet den uppmätta temperaturen.</text:span></text:p>
      <text:p text:style-name="P23">** <text:span text:style-name="T16">Lite om WiFi-modulen, och AT-kommandon **</text:span></text:p>
      <text:p text:style-name="P27">Båda Bluetooth- och WiFi-modulerna <text:span text:style-name="T17">använder sig av 3.3V-logik och är inte 5V-toleranta, vilket gör det nödvändigt att använda sig av spänningsdelare för kommunikation från mikrokontrollern till modulerna.</text:span></text:p>
      <text:p text:style-name="P19">Kommunikation med <text:span text:style-name="T10">systemet över Bluetooth och WiFi sker med en textbaserad programtolk. I grunden så ger den användaren möjligheten att läsa och skriva till viktiga variabler i programmet. Dessa variabler kan vara antingen heltal eller strängar, och deras funktioner och giltiga värden anges i tabell bla bla bla. Giltiga kommandon som tolken tar emot är av formerna</text:span></text:p>
      <text:p text:style-name="P20"><text:span text:style-name="T11">GET VARIABLE</text:span></text:p>
      <text:p text:style-name="P22">SET VARIABLE VALUE</text:p>
      <text:p text:style-name="P21">Där <text:span text:style-name="T12">VARIABLE är den önskade variablen och VALUE är ett giltigt värde. GET-kommandot returnerar värdet på variabeln, och SET tilldelar variabeln ett nytt värde.</text:span></text:p>
      <text:h text:style-name="P31" text:outline-level="1"><text:bookmark-start text:name="__RefHeading__3622_1193464500"/>Problem<text:bookmark-end text:name="__RefHeading__3622_1193464500"/></text:h>
      <text:p text:style-name="P17">ESP-01-modulen har varit en stor källa till huvudvärk. <text:span text:style-name="T8">I drift så kan modulen behöva upp till 200mA när den kommunicerar med WiFi. Det skapade problem när den var kopplad direkt till Arduinons 3.3V-pin. Jag fick frekventa omstarter på modulen, vilket berodde på att 3.3V-pinen enbart klarar av en strömförsörjning på 100mA. Den kortsiktiga lösningen var att låta ett externt aggregat mata modulen med 3,3V.</text:span></text:p>
      <text:p text:style-name="P18">Temperaturreglering <text:span text:style-name="T9">med simpel on/off-reglering visade sig inte vara tillräckligt för att uppnå stabila jämviktstemperaturer. Vattnet i grytan värms upp av det omgivande stenkärlet, som uppvisar rätt stor termisk tröghet. För att få mer finkornig kontroll över temperaturen så kan man använda sig av proportionell reglering, där värmelementet istället för att vara i binärt på/av-tillstånd styrs med en PWM-signal. I det fallet så duger inte styrning med ett elektromagnetiskt relä. Reläet tar för lång tid på sig att switcha, och mängden switchande som krävs skulle snabbt bränna ut reläet. En lösning är att använda sig av ett Solid State-relä (SSR). Den har möjlighet att switcha mycket snabbare och oftare utan att påverka livslängden nämnvärt. Man kan få en PWM-signal med låg frekvens.</text:span></text:p>
      <text:p text:style-name="P18"/>
      <text:h text:style-name="P32" text:outline-level="1"><text:bookmark-start text:name="__RefHeading__4439_1193464500"/><text:soft-page-break/>Framtida arbete<text:bookmark-end text:name="__RefHeading__4439_1193464500"/></text:h>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1:01:45.503350148</meta:creation-date>
    <dc:date>2017-05-31T15:03:51.052713383</dc:date>
    <meta:editing-duration>PT8H14M20S</meta:editing-duration>
    <meta:editing-cycles>185</meta:editing-cycles>
    <meta:generator>LibreOffice/4.2.8.2$Linux_X86_64 LibreOffice_project/420m0$Build-2</meta:generator>
    <meta:document-statistic meta:table-count="0" meta:image-count="0" meta:object-count="0" meta:page-count="5" meta:paragraph-count="39" meta:word-count="679" meta:character-count="4486" meta:non-whitespace-character-count="3856"/>
  </office:meta>
</office:document-meta>
</file>